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paragraph-rsid="00188e65"/>
    </style:style>
    <style:style style:name="P3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paragraph-rsid="00188e65"/>
    </style:style>
    <style:style style:name="P4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officeooo:rsid="00188e65" officeooo:paragraph-rsid="00188e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style:style style:name="T4" style:family="text">
      <style:text-properties officeooo:rsid="0015b214"/>
    </style:style>
    <style:style style:name="T5" style:family="text">
      <style:text-properties officeooo:rsid="000f1404"/>
    </style:style>
    <style:style style:name="T6" style:family="text">
      <style:text-properties officeooo:rsid="00133bea"/>
    </style:style>
    <style:style style:name="T7" style:family="text">
      <style:text-properties officeooo:rsid="00188e6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3727983085" text:style-name="L2">
        <text:list-item>
          <text:p text:style-name="P2"><text:span text:style-name="T5">capo-animatore </text:span><text:span text:style-name="T3">rispettato dagli altri</text:span></text:p>
        </text:list-item>
        <text:list-item>
          <text:p text:style-name="P3"><text:span text:style-name="T3">responsabile dei giochi </text:span><text:span text:style-name="T7">(</text:span><text:span text:style-name="T3">perfettin</text:span><text:span text:style-name="T7">o)</text:span></text:p>
        </text:list-item>
        <text:list-item>
          <text:p text:style-name="P3"><text:span text:style-name="T6">simpatico (il preferito dei ragazzi </text:span><text:span text:style-name="T4">che di solito spiega i giochi</text:span><text:span text:style-name="T6">)</text:span></text:p>
        </text:list-item>
        <text:list-item>
          <text:p text:style-name="P3"><text:span text:style-name="T4">responsabile dei balli</text:span></text:p>
        </text:list-item>
        <text:list-item>
          <text:p text:style-name="P3"><text:span text:style-name="T4">responsabile dei materiali</text:span></text:p>
        </text:list-item>
        <text:list-item>
          <text:p text:style-name="P4">responsabile audio/tecnologia</text:p>
        </text:list-item>
        <text:list-item>
          <text:p text:style-name="P4">responsabile scenett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3T11:27:29.080491856</dc:date>
    <meta:editing-duration>PT2H15M20S</meta:editing-duration>
    <meta:editing-cycles>10</meta:editing-cycles>
    <meta:document-statistic meta:table-count="0" meta:image-count="0" meta:object-count="0" meta:page-count="1" meta:paragraph-count="9" meta:word-count="41" meta:character-count="281" meta:non-whitespace-character-count="256"/>
  </office:meta>
</office:document-meta>
</file>